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9375in" fo:margin-left="-0.0313in" table:align="left" style:writing-mode="lr-tb"/>
    </style:style>
    <style:style style:name="Table1.A" style:family="table-column">
      <style:table-column-properties style:column-width="3.7083in"/>
    </style:style>
    <style:style style:name="Table1.B" style:family="table-column">
      <style:table-column-properties style:column-width="1.2292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fo:keep-together="auto"/>
    </style:style>
    <style:style style:name="Table2" style:family="table">
      <style:table-properties style:width="4.9583in" fo:margin-left="-0.0306in" table:align="left" style:writing-mode="lr-tb"/>
    </style:style>
    <style:style style:name="Table2.A" style:family="table-column">
      <style:table-column-properties style:column-width="4.0632in"/>
    </style:style>
    <style:style style:name="Table2.B" style:family="table-column">
      <style:table-column-properties style:column-width="0.8951in"/>
    </style:style>
    <style:style style:name="Table2.1" style:family="table-row">
      <style:table-row-properties style:min-row-height="0.1771in" fo:keep-together="auto"/>
    </style:style>
    <style:style style:name="Table2.A1" style:family="table-cell">
      <style:table-cell-properties style:vertical-align="middle" fo:padding="0in" fo:border="none" style:writing-mode="lr-tb"/>
    </style:style>
    <style:style style:name="Table2.2" style:family="table-row">
      <style:table-row-properties style:min-row-height="0.0208in" fo:keep-together="auto"/>
    </style:style>
    <style:style style:name="Table2.3" style:family="table-row">
      <style:table-row-properties style:min-row-height="0.1563in" fo:keep-together="auto"/>
    </style:style>
    <style:style style:name="Table3" style:family="table">
      <style:table-properties style:width="4.9583in" fo:margin-left="-0.0306in" table:align="left" style:writing-mode="lr-tb"/>
    </style:style>
    <style:style style:name="Table3.A" style:family="table-column">
      <style:table-column-properties style:column-width="4.0715in"/>
    </style:style>
    <style:style style:name="Table3.B" style:family="table-column">
      <style:table-column-properties style:column-width="0.8868in"/>
    </style:style>
    <style:style style:name="Table3.1" style:family="table-row">
      <style:table-row-properties style:min-row-height="0.1771in" fo:keep-together="auto"/>
    </style:style>
    <style:style style:name="Table3.A1" style:family="table-cell">
      <style:table-cell-properties style:vertical-align="middle" fo:padding="0in" fo:border="none" style:writing-mode="lr-tb"/>
    </style:style>
    <style:style style:name="Table3.2" style:family="table-row">
      <style:table-row-properties style:min-row-height="0.0208in" fo:keep-together="auto"/>
    </style:style>
    <style:style style:name="Table3.3" style:family="table-row">
      <style:table-row-properties style:min-row-height="0.3646in" fo:keep-together="auto"/>
    </style:style>
    <style:style style:name="Table3.4" style:family="table-row">
      <style:table-row-properties style:min-row-height="0.2083in" fo:keep-together="auto"/>
    </style:style>
    <style:style style:name="Table3.5" style:family="table-row">
      <style:table-row-properties style:min-row-height="0.1563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style:line-height-at-least="0.1563in"/>
      <style:text-properties fo:font-weight="bold" style:font-weight-asian="bold" style:font-weight-complex="bold"/>
    </style:style>
    <style:style style:name="P4" style:family="paragraph" style:parent-style-name="Standard">
      <style:paragraph-properties style:line-height-at-least="0.1563in"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style:line-height-at-least="0.0209in"/>
    </style:style>
    <style:style style:name="P7" style:family="paragraph" style:parent-style-name="Standard">
      <style:paragraph-properties style:line-height-at-least="0.0209in" fo:text-align="center" style:justify-single-word="false"/>
    </style:style>
    <style:style style:name="P8" style:family="paragraph" style:parent-style-name="Standard">
      <style:paragraph-properties style:line-height-at-least="0.1563in"/>
    </style:style>
    <style:style style:name="P9" style:family="paragraph" style:parent-style-name="Standard">
      <style:paragraph-properties style:line-height-at-least="0.1563in" fo:text-align="center" style:justify-single-word="false"/>
    </style:style>
    <style:style style:name="P10" style:family="paragraph" style:parent-style-name="Standard">
      <style:text-properties fo:font-size="10pt" style:font-size-asian="10pt" style:font-size-complex="10pt"/>
    </style:style>
    <style:style style:name="P11" style:family="paragraph" style:parent-style-name="Standard" style:list-style-name="WW8Num4">
      <style:paragraph-properties fo:margin-top="0in" fo:margin-bottom="0in"/>
    </style:style>
    <style:style style:name="P12" style:family="paragraph" style:parent-style-name="Standard" style:list-style-name="WW8Num3">
      <style:paragraph-properties fo:margin-top="0in" fo:margin-bottom="0in"/>
    </style:style>
    <style:style style:name="P13" style:family="paragraph" style:parent-style-name="Standard" style:list-style-name="WW8Num1">
      <style:paragraph-properties fo:margin-top="0in" fo:margin-bottom="0in"/>
    </style:style>
    <style:style style:name="P14" style:family="paragraph" style:parent-style-name="Standard" style:list-style-name="WW8Num2">
      <style:paragraph-properties fo:margin-top="0in" fo:margin-bottom="0in"/>
    </style:style>
    <style:style style:name="P15" style:family="paragraph" style:parent-style-name="Standard" style:list-style-name="WW8Num4">
      <style:paragraph-properties fo:margin-top="0in" fo:margin-bottom="0.1945in"/>
    </style:style>
    <style:style style:name="P16" style:family="paragraph" style:parent-style-name="Standard" style:list-style-name="WW8Num3">
      <style:paragraph-properties fo:margin-top="0in" fo:margin-bottom="0.1945in"/>
    </style:style>
    <style:style style:name="P17" style:family="paragraph" style:parent-style-name="Standard" style:list-style-name="WW8Num1">
      <style:paragraph-properties fo:margin-top="0in" fo:margin-bottom="0.1945in"/>
    </style:style>
    <style:style style:name="P18" style:family="paragraph" style:parent-style-name="Standard" style:list-style-name="WW8Num2">
      <style:paragraph-properties fo:margin-top="0in" fo:margin-bottom="0.1945in"/>
    </style:style>
    <style:style style:name="P19" style:family="paragraph" style:parent-style-name="Standard" style:list-style-name="WW8Num2">
      <style:paragraph-properties fo:margin-top="0in" fo:margin-bottom="0.1945in"/>
      <style:text-properties fo:font-size="10pt" style:font-size-asian="10pt" style:font-size-complex="10pt"/>
    </style:style>
    <style:style style:name="P20" style:family="paragraph" style:parent-style-name="Standard" style:list-style-name="WW8Num1">
      <style:paragraph-properties fo:margin-top="0in" fo:margin-bottom="0.1945in"/>
      <style:text-properties fo:font-size="10pt" style:font-size-asian="10pt" style:font-size-complex="10pt"/>
    </style:style>
    <style:style style:name="P21" style:family="paragraph" style:parent-style-name="Standard">
      <style:paragraph-properties fo:break-before="page"/>
    </style:style>
    <style:style style:name="P22" style:family="paragraph" style:parent-style-name="Standard">
      <style:paragraph-properties fo:margin-left="0.5in" fo:margin-right="0in" fo:text-indent="0in" style:auto-text-indent="false"/>
      <style:text-properties fo:font-size="10pt" style:font-size-asian="10pt" style:font-size-complex="10pt"/>
    </style:style>
    <style:style style:name="P23" style:family="paragraph" style:parent-style-name="Standard">
      <style:paragraph-properties fo:margin-left="0.5in" fo:margin-right="0in" fo:margin-top="0in" fo:margin-bottom="0.1665in" fo:text-indent="0in" style:auto-text-indent="false"/>
      <style:text-properties fo:font-size="10pt" style:font-size-asian="10pt" style:font-size-complex="10pt"/>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titlesa" style:master-page-name="Standard">
      <style:paragraph-properties fo:margin-top="0in" fo:margin-bottom="0.1945in" style:page-number="auto" fo:break-before="page"/>
    </style:style>
    <style:style style:name="P27" style:family="paragraph" style:parent-style-name="titlesa" style:master-page-name="Standard">
      <style:paragraph-properties fo:margin-top="0in" fo:margin-bottom="0.1945in"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9b2505" style:font-name="Arial" fo:font-size="10pt" style:font-size-asian="10pt" style:font-name-complex="Arial" style:font-size-complex="10pt"/>
    </style:style>
    <style:style style:name="T4" style:family="text">
      <style:text-properties fo:color="#000000" style:font-name="Arial" fo:font-size="10pt" style:font-size-asian="10pt" style:font-name-complex="Arial"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GAD101 Readings &amp; Assignments: Week 6</text:h>
      <text:p text:style-name="titlesa">Week 6 Reading</text:p>
      <text:p text:style-name="Normal_20__28_Web_29_">By <text:span text:style-name="Strong_20_Emphasis">Monday, May 5, 2008</text:span> please read the following:</text:p>
      <text:list xml:id="list37390121" text:style-name="WW8Num4">
        <text:list-item>
          <text:p text:style-name="P11"><text:span text:style-name="Strong_20_Emphasis">Week 6</text:span> online lectures </text:p>
        </text:list-item>
        <text:list-item>
          <text:p text:style-name="P11">From the textbook, Novak, Jeannie. <text:span text:style-name="Emphasis">Game Development Essentials an Introduction</text:span>. 2nd ed. Clifton Park: Thomson/Delmar Learning, 2007, read:</text:p>
          <text:list>
            <text:list-item>
              <text:p text:style-name="P11">Review Chapter 2: Player Elements: Who Plays and Why?</text:p>
            </text:list-item>
            <text:list-item>
              <text:p text:style-name="P11">Review Chapter 10: Roles &amp; Responsibilities: Developing the Team</text:p>
            </text:list-item>
            <text:list-item>
              <text:p text:style-name="P15">Review Chapter 11: Production &amp; Management: Developing the Process</text:p>
            </text:list-item>
          </text:list>
        </text:list-item>
      </text:list>
      <text:p text:style-name="Normal_20__28_Web_29_"><text:span text:style-name="titlesa1">Week 6 Assignments Overview </text:span></text:p>
      <table:table table:name="Table1" table:style-name="Table1">
        <table:table-column table:style-name="Table1.A"/>
        <table:table-column table:style-name="Table1.B"/>
        <table:table-row table:style-name="Table1.1">
          <table:table-cell table:style-name="Table1.A1" office:value-type="string">
            <text:p text:style-name="P1">Assignment Summary: Week 6</text:p>
          </table:table-cell>
          <table:table-cell table:style-name="Table1.A1" office:value-type="string">
            <text:p text:style-name="P5"><text:span text:style-name="T1">Due Date</text:span> </text:p>
          </table:table-cell>
        </table:table-row>
        <table:table-row table:style-name="Table1.2">
          <table:table-cell table:style-name="Table1.A1" office:value-type="string">
            <text:p text:style-name="Standard"><text:span text:style-name="T1">Assignment 1: </text:span>Discussion Questions</text:p>
          </table:table-cell>
          <table:table-cell table:style-name="Table1.A1" office:value-type="string">
            <text:p text:style-name="P5"><text:span text:style-name="T1">Tuesday, May 6, 2008</text:span> </text:p>
          </table:table-cell>
        </table:table-row>
        <table:table-row table:style-name="Table1.1">
          <table:table-cell table:style-name="Table1.A1" office:value-type="string">
            <text:p text:style-name="Standard"><text:span text:style-name="T1">Assignment 2: </text:span>Career Analysis &amp; Strategy</text:p>
          </table:table-cell>
          <table:table-cell table:style-name="Table1.A1" office:value-type="string">
            <text:p text:style-name="P5"><text:span text:style-name="T1">Wednesday, May 7, 2008</text:span> </text:p>
          </table:table-cell>
        </table:table-row>
      </table:table>
      <text:p text:style-name="instructions">Using the navigation on the left, please proceed to the next page.</text:p>
      <text:h text:style-name="P25" text:outline-level="1"><text:span text:style-name="Strong_20_Emphasis"><text:span text:style-name="T2">Welcome to Week 6</text:span></text:span></text:h>
      <text:p text:style-name="Normal_20__28_Web_29_">Welcome to <text:span text:style-name="Strong_20_Emphasis">Week 6 </text:span>of GAD101—the final week of class! Keep in mind that this is a short, three day week—so manage your time carefully. Last week, we focused on level design, interface design, game audio, and game production. You worked in teams and presented your ideas for a game adaptation of a pre-existing property.</text:p>
      <text:p text:style-name="Normal_20__28_Web_29_">Now it’s time to shift the focus onto your own personal career goals. Your final project is a career analysis and strategic plan for attaining your personal goals in the game industry. You should already have a strong idea of what role you plan to play in this industry. Envision the steps you will take to reach your goals! In addition to focusing on your career analysis this week, you will also discuss marketing, player communities, and the future of the game development industry.</text:p>
      <text:p text:style-name="instructions">Using the navigation on the left, please proceed to the next page.</text:p>
      <text:p text:style-name="Standard">Learning Outcomes:</text:p>
      <text:list xml:id="list37386892" text:style-name="WW8Num3">
        <text:list-item>
          <text:p text:style-name="P12">Analyze career opportunities and strategies for entering the game industry.</text:p>
        </text:list-item>
        <text:list-item>
          <text:p text:style-name="P16">Discuss the future of the electronic game industry.</text:p>
        </text:list-item>
      </text:list>
      <text:h text:style-name="P25" text:outline-level="1"><text:span text:style-name="Strong_20_Emphasis"><text:span text:style-name="T2">Marketing &amp; Player Communities</text:span></text:span></text:h>
      <text:p text:style-name="Normal_20__28_Web_29_">There are different aspects of game marketing—including promotion, public relations, sales, and advertising. You also learned about the significance of online marketing and the importance of online player communities.</text:p>
      <text:p text:style-name="Normal_20__28_Web_29_">Take a look at the official Web sites for some of your favorite games. Identify how the sites are marketing the games to the public. Pay close attention to geographics, demographics and psychographics. See if you can answer the following questions:</text:p>
      <text:list xml:id="list37379499" text:style-name="WW8Num1">
        <text:list-item>
          <text:p text:style-name="P13">Who is the company trying to reach—and how are they trying to reach them? </text:p>
        </text:list-item>
        <text:list-item>
          <text:p text:style-name="P13">Are they using any promotional techniques, such as giveaways and contests? </text:p>
        </text:list-item>
        <text:list-item>
          <text:p text:style-name="P13">Are they encouraging player communities by having forums on the site? </text:p>
        </text:list-item>
        <text:list-item>
          <text:p text:style-name="P13">Is there a public relations area on the site that caters to the media? </text:p>
        </text:list-item>
        <text:list-item>
          <text:p text:style-name="P17">Is the company attempting to sell the game either directly or by linking to online retailers? </text:p>
        </text:list-item>
      </text:list>
      <text:p text:style-name="Normal_20__28_Web_29_">Now look through some game industry or player magazines (whether online or offline). What types of game companies advertising? How are they portraying their games? Again, what type of market do you think they’re trying to reach?</text:p>
      <text:p text:style-name="Normal_20__28_Web_29_">How would you market your original game to its target audience? In order to determine this, you would need to first identify your market’s geographics, demographics and psychographics. (You have this information from one of your <text:span text:style-name="Strong_20_Emphasis">Week 1</text:span> assignments.) Find some examples of how companies are marketing their games to the public, you may have a good idea of how to capture your market with the use of some marketing strategies.</text:p>
      <text:p text:style-name="Normal_20__28_Web_29_">An area related to player control is the concept of <text:span text:style-name="Emphasis">prosumerism—</text:span>where players are both producers and consumers. You’ve already learned how forms of modding are examples of prosumerism. How is prosumerism used in marketing? See if you can identify situations in which game companies are encouraging prosumerism in order to market and sell games.</text:p>
      <text:p text:style-name="Normal_20__28_Web_29_">Participate in some player forums for your favorite games. What are some of the discussion topics? Are some players going beyond just discussion and contributing full-fledged reviews, fan fiction, fan art, or mods? Reverse this idea and consider that game developers are players as well! Many of them have joined player forums for games that they might not even be working on! As a future game developer, you need to stay tapped into the player community. Do this by joining communities and participating. You will learn a great deal about what players want!</text:p>
      <text:h text:style-name="P25" text:outline-level="1"><text:span text:style-name="Strong_20_Emphasis"><text:span text:style-name="T2">Future of Game Development</text:span></text:span></text:h>
      <text:p text:style-name="Normal_20__28_Web_29_">There are many ideas from game industry professionals on what the future holds for the industry. Are there any opinions that ring true for you? Do you notice a pattern in some of the discussions? Where do you stand on the future of the industry?</text:p>
      <text:p text:style-name="Normal_20__28_Web_29_">You will be answering a discussion question this week regarding the future of game development. Make sure you have read the conclusion before answering this question. When you discuss your opinions, back them up in some way—through research into new developments in the industry, and through opinions of other industry professionals. Also, look back to your thoughts from <text:span text:style-name="Strong_20_Emphasis">Week 1</text:span> on what the next phase might be in the industry. History can sometimes repeat itself. </text:p>
      <text:p text:style-name="Normal_20__28_Web_29_">Look for news sites that might provide some additional opinions on the future—or might provide some information technological breakthroughs in the industry (or related industries). </text:p>
      <text:p text:style-name="Normal_20__28_Web_29_">How do you see yourself playing a part in the future of game development? Let’s look at your career analysis and strategy! </text:p>
      <text:h text:style-name="Heading_20_1" text:outline-level="1"><text:span text:style-name="Strong_20_Emphasis"><text:span text:style-name="T2">Career Analysis &amp; Strategic Plan</text:span></text:span></text:h>
      <text:p text:style-name="Normal_20__28_Web_29_">Your final project is all about you! The first part of your career analysis assignment asks you to choose a career in the game development industry and explore all aspects of it. Before you determine how you’re going to achieve this role, you need to make sure that you fully understand the expectations associated with it. Be as specific as you can. Discuss the actual title you expect to have in the industry and describe it. Go back to your organizational analysis from <text:span text:style-name="Strong_20_Emphasis">Week 1</text:span> and see how this role fits in at the company you chose.</text:p>
      <text:p text:style-name="Normal_20__28_Web_29_">You will be developing a strategic plan for the second half of your final project. Make sure you address all the areas listed in the assignment guidelines. Be creative with your responses. The game industry is very competitive. What will you do to stick out from the crowd? Don’t hesitate with this assignment. Identify all your strengths and utilize them to the best of your ability!</text:p>
      <text:p text:style-name="Standard"><text:span text:style-name="text">In order to effectively put together a 12-month plan of action, you will need to give yourself various milestones and deadlines that you can meet. When you are dealing with time-related planning, a visual representation is extremely effective. You might want to use a graph, chart or other type of image to help illustrate your image.</text:span></text:p>
      <text:h text:style-name="P25" text:outline-level="1"><text:span text:style-name="Strong_20_Emphasis"><text:span text:style-name="T2">Summary</text:span></text:span></text:h>
      <text:p text:style-name="Normal_20__28_Web_29_">You have successfully completed the sixth and final week of GAD101! You put together a career analysis and strategic plan so that you can focus on attaining your career goals in the game industry. Make sure you implement this plan immediately.</text:p>
      <text:p text:style-name="Normal_20__28_Web_29_">During this class, you have learned a great deal about the game industry—including:</text:p>
      <text:list xml:id="list37386586" text:style-name="WW8Num2">
        <text:list-item>
          <text:p text:style-name="P14">history </text:p>
        </text:list-item>
        <text:list-item>
          <text:p text:style-name="P14">player markets </text:p>
        </text:list-item>
        <text:list-item>
          <text:p text:style-name="P14">platforms </text:p>
        </text:list-item>
        <text:list-item>
          <text:p text:style-name="P14">genres </text:p>
        </text:list-item>
        <text:list-item>
          <text:p text:style-name="P14">applications </text:p>
        </text:list-item>
        <text:list-item>
          <text:p text:style-name="P14">storytelling </text:p>
        </text:list-item>
        <text:list-item>
          <text:p text:style-name="P14">character development </text:p>
        </text:list-item>
        <text:list-item>
          <text:p text:style-name="P14">gameplay </text:p>
        </text:list-item>
        <text:list-item>
          <text:p text:style-name="P14">level design </text:p>
        </text:list-item>
        <text:list-item>
          <text:p text:style-name="P14">interface design </text:p>
        </text:list-item>
        <text:list-item>
          <text:p text:style-name="P14">audio </text:p>
        </text:list-item>
        <text:list-item>
          <text:p text:style-name="P14">production </text:p>
        </text:list-item>
        <text:list-item>
          <text:p text:style-name="P14">project management </text:p>
        </text:list-item>
        <text:list-item>
          <text:p text:style-name="P14">player communities </text:p>
        </text:list-item>
        <text:list-item>
          <text:p text:style-name="P14">future </text:p>
        </text:list-item>
        <text:list-item>
          <text:p text:style-name="P18">career opportunities </text:p>
        </text:list-item>
      </text:list>
      <text:p text:style-name="Normal_20__28_Web_29_">You will take this knowledge and apply it not only to your other courses, but to your career. Congratulations—and good luck to you!</text:p>
      <text:p text:style-name="credit">* Some of the material contained in the GAD101 lecture material is adapted from Novak, J. (2005). <text:span text:style-name="Emphasis">Game development essentials: An introduction. </text:span>Albany, NY: Thomson/Delmar. Used with permission. All diagrams used with permission from Jeannie Novak. </text:p>
      <text:p text:style-name="Standard"/>
      <text:p text:style-name="P26">Assignment 1: Discussion Questions</text:p>
      <text:p text:style-name="Normal_20__28_Web_29_">By <text:span text:style-name="Strong_20_Emphasis">Tuesday, May 6, 2008</text:span> respond to <text:span text:style-name="Strong_20_Emphasis">two </text:span>discussion questions from the list below—one from the Marketing &amp; Player Communities category; and one from the Future of Game Development category. Submit your responses to the appropriate topic in this <text:span text:style-name="Strong_20_Emphasis">Discussion Area</text:span>. </text:p>
      <text:p text:style-name="Normal_20__28_Web_29_">By <text:span text:style-name="Strong_20_Emphasis">Wednesday, May 7, 2008</text:span> post comments on your classmates' responses and submit them to this <text:span text:style-name="Strong_20_Emphasis">Discussion Area</text:span>. You can ask technical questions or respond generally to the overall experience. Always use constructive language, even in criticism, to work toward the goal of positive progress.</text:p>
      <table:table table:name="Table2" table:style-name="Table2">
        <table:table-column table:style-name="Table2.A"/>
        <table:table-column table:style-name="Table2.B"/>
        <table:table-row table:style-name="Table2.1">
          <table:table-cell table:style-name="Table2.A1" office:value-type="string">
            <text:p text:style-name="P1">Assignment 1 Grading Criteria:</text:p>
          </table:table-cell>
          <table:table-cell table:style-name="Table2.A1" office:value-type="string">
            <text:p text:style-name="P2">Maximum Points</text:p>
          </table:table-cell>
        </table:table-row>
        <table:table-row table:style-name="Table2.2">
          <table:table-cell table:style-name="Table2.A1" office:value-type="string">
            <text:p text:style-name="P6">Responses are logical, structured, and well-researched. </text:p>
          </table:table-cell>
          <table:table-cell table:style-name="Table2.A1" office:value-type="string">
            <text:p text:style-name="P7">4 </text:p>
          </table:table-cell>
        </table:table-row>
        <table:table-row table:style-name="Table2.3">
          <table:table-cell table:style-name="Table2.A1" office:value-type="string">
            <text:p text:style-name="P8">Responses are clear and concise. </text:p>
          </table:table-cell>
          <table:table-cell table:style-name="Table2.A1" office:value-type="string">
            <text:p text:style-name="P9">4 </text:p>
          </table:table-cell>
        </table:table-row>
        <table:table-row table:style-name="Table2.3">
          <table:table-cell table:style-name="Table2.A1" office:value-type="string">
            <text:p text:style-name="P8">Responses go beyond just answering the question and include personal thoughts, anecdotes and/or opinions.</text:p>
          </table:table-cell>
          <table:table-cell table:style-name="Table2.A1" office:value-type="string">
            <text:p text:style-name="P9">8 </text:p>
          </table:table-cell>
        </table:table-row>
        <table:table-row table:style-name="Table2.3">
          <table:table-cell table:style-name="Table2.A1" office:value-type="string">
            <text:p text:style-name="P3">Total:</text:p>
          </table:table-cell>
          <table:table-cell table:style-name="Table2.A1" office:value-type="string">
            <text:p text:style-name="P4">16</text:p>
          </table:table-cell>
        </table:table-row>
      </table:table>
      <text:p text:style-name="Normal_20__28_Web_29_"><text:span text:style-name="Strong_20_Emphasis"><text:span text:style-name="T3">For assistance with any problems you may have when completing this assignment—OR—to offer your assistance to classmates, please use the </text:span></text:span><text:span text:style-name="Strong_20_Emphasis"><text:span text:style-name="T4">Problems and Solutions Discussion</text:span></text:span><text:span text:style-name="Strong_20_Emphasis"><text:span text:style-name="T3"> area located through the left side navigation link. </text:span></text:span></text:p>
      <text:p text:style-name="P21">Marketing &amp; Player Communities<text:line-break/></text:p>
      <text:p text:style-name="P22"/>
      <text:list xml:id="list37381141" text:continue-numbering="true" text:style-name="WW8Num2">
        <text:list-item>
          <text:p text:style-name="P19">What are some effective strategies game companies use to market to player communities? What are some distinctions between the roles associated with marketing—such as promotion, advertising, public relations, and sales?</text:p>
        </text:list-item>
      </text:list>
      <text:p text:style-name="P23"/>
      <text:list xml:id="list37391175" text:continue-numbering="true" text:style-name="WW8Num2">
        <text:list-item>
          <text:p text:style-name="P19">Applying what you learned about geographics, demographics and psychographics earlier in this course, discuss how you would market your game to its target audience. Consider concepts such as viral marketing, generational marketing, prosumerism, and player-developer interactivity.</text:p>
        </text:list-item>
      </text:list>
      <text:p text:style-name="P23"/>
      <text:list xml:id="list37385472" text:continue-numbering="true" text:style-name="WW8Num2">
        <text:list-item>
          <text:p text:style-name="P19">Search for player communities centered around one of your favorite games—and participate in some forums. What sorts of topics are discussed? How do players create a bond with one another? Do players keep up with news related to the game that is provided through marketing?</text:p>
        </text:list-item>
      </text:list>
      <text:p text:style-name="P23"/>
      <text:list xml:id="list37380562" text:continue-numbering="true" text:style-name="WW8Num2">
        <text:list-item>
          <text:p text:style-name="P19">Look through one of the following game-related sites and find three examples of how developers connect with players: Gamasutra (gamasutra.com), IGN (ign.com), Blues News (bluesnews.com), GameSpy (gamespy.com), and GameSpot (gamespot.com). How are the players allowed to provide direct feedback to the developers? How do developers reveal “behind the scenes” information to the players?</text:p>
        </text:list-item>
      </text:list>
      <text:p text:style-name="Standard">Draw on your own experiences as players and discuss what worked for you to create a sense of community. This is especially challenging to do with games that don't have a strong online component.</text:p>
      <text:p text:style-name="Standard"/>
      <text:p text:style-name="P21">Future of Game Development</text:p>
      <text:p text:style-name="P10">Choose one of the following questions (which are posed within the Conclusion at the end of your textbook) and discuss your opinions regarding the future of game development: </text:p>
      <text:p text:style-name="P22"/>
      <text:list xml:id="list37389720" text:continue-list="list37379499" text:style-name="WW8Num1">
        <text:list-item>
          <text:p text:style-name="P20">What types of games will be played in the future? </text:p>
        </text:list-item>
      </text:list>
      <text:p text:style-name="P22"/>
      <text:list xml:id="list37380870" text:continue-numbering="true" text:style-name="WW8Num1">
        <text:list-item>
          <text:p text:style-name="P20">Who will develop the games of the future? </text:p>
        </text:list-item>
      </text:list>
      <text:p text:style-name="P22"/>
      <text:list xml:id="list37394995" text:continue-numbering="true" text:style-name="WW8Num1">
        <text:list-item>
          <text:p text:style-name="P20">How will games be developed in the future? </text:p>
        </text:list-item>
      </text:list>
      <text:p text:style-name="P22"/>
      <text:list xml:id="list37407040" text:continue-numbering="true" text:style-name="WW8Num1">
        <text:list-item>
          <text:p text:style-name="P20">How will games be played in the future? </text:p>
        </text:list-item>
      </text:list>
      <text:p text:style-name="P22"/>
      <text:list xml:id="list37401997" text:continue-numbering="true" text:style-name="WW8Num1">
        <text:list-item>
          <text:p text:style-name="P20">Who will play the games of the future, and how will we reach them? </text:p>
        </text:list-item>
      </text:list>
      <text:p text:style-name="Standard">For this question, feel free to answer any of the questions listed below. Please cite examples that illustrate your predictions.</text:p>
      <text:p text:style-name="P26">Assignment 2: Career Analysis &amp; Strategy</text:p>
      <text:p text:style-name="Normal_20__28_Web_29_">For your final assignment in this course, you will submit an analysis and strategy for your own personal career goals. By <text:span text:style-name="Strong_20_Emphasis">Wednesday, May 7, 2008, </text:span>post your assignment to this <text:span text:style-name="Strong_20_Emphasis">Discussion Area</text:span>. Choose a position in the game industry—preferably one you're interested in attaining. Drawing from your textbook, lecture and discussion, address the following areas:</text:p>
      <text:p text:style-name="subtitle"><text:span text:style-name="Strong_20_Emphasis">Description </text:span></text:p>
      <text:p text:style-name="Normal_20__28_Web_29_">Describe the specific position you've chosen to analyze: </text:p>
      <text:list xml:id="list37379769" text:continue-numbering="true" text:style-name="WW8Num1">
        <text:list-item>
          <text:p text:style-name="P13">What career area is it associated with? </text:p>
        </text:list-item>
        <text:list-item>
          <text:p text:style-name="P13">What other positions are associated with the same career area? </text:p>
        </text:list-item>
        <text:list-item>
          <text:p text:style-name="P13">What are the responsibilities and skill areas associated with this position? </text:p>
        </text:list-item>
        <text:list-item>
          <text:p text:style-name="P13">Where does this position fit in with the development or business cycle of a game product? </text:p>
        </text:list-item>
        <text:list-item>
          <text:p text:style-name="P13">What impact does this position have on a game product? </text:p>
        </text:list-item>
        <text:list-item>
          <text:p text:style-name="P13">What individuals does this person report to and supervise? </text:p>
        </text:list-item>
        <text:list-item>
          <text:p text:style-name="P13">What paths are taken in order to get to this position? </text:p>
        </text:list-item>
        <text:list-item>
          <text:p text:style-name="P13">What educational background do people in this position usually have? </text:p>
        </text:list-item>
        <text:list-item>
          <text:p text:style-name="P17">How do all of the above differ depending on the size of the company you're working for? </text:p>
        </text:list-item>
      </text:list>
      <text:p text:style-name="subtitle"><text:span text:style-name="Strong_20_Emphasis">Strategy </text:span></text:p>
      <text:p text:style-name="Normal_20__28_Web_29_">Discuss your strategy for attaining this position. Provide a 12-month plan of action containing deadlines and milestones. Include the following in your discussion: </text:p>
      <text:list xml:id="list37407147" text:continue-list="list37380562" text:style-name="WW8Num2">
        <text:list-item>
          <text:p text:style-name="P14">Education </text:p>
        </text:list-item>
        <text:list-item>
          <text:p text:style-name="P14">Skill-building </text:p>
        </text:list-item>
        <text:list-item>
          <text:p text:style-name="P14">Demo (if applicable) </text:p>
        </text:list-item>
        <text:list-item>
          <text:p text:style-name="P14">Experience (prior to being hired) </text:p>
        </text:list-item>
        <text:list-item>
          <text:p text:style-name="P14">Events </text:p>
        </text:list-item>
        <text:list-item>
          <text:p text:style-name="P14">Research </text:p>
        </text:list-item>
        <text:list-item>
          <text:p text:style-name="P14">Resume </text:p>
        </text:list-item>
        <text:list-item>
          <text:p text:style-name="P14">Contacts </text:p>
        </text:list-item>
        <text:list-item>
          <text:p text:style-name="P14">Contributions (e.g., MODs, reviews, speaking engagements) </text:p>
        </text:list-item>
        <text:list-item>
          <text:p text:style-name="P14">Networking </text:p>
        </text:list-item>
        <text:list-item>
          <text:p text:style-name="P14">Online marketing (e.g., discussion, Web site) </text:p>
        </text:list-item>
        <text:list-item>
          <text:p text:style-name="P14">Are you interested in working for a development studio, publisher, hardware manufacturer, licensor—or outsourced company (such as an audio or effects house)? </text:p>
        </text:list-item>
        <text:list-item>
          <text:p text:style-name="P14">Do you plan to approach a company or start one yourself? </text:p>
        </text:list-item>
        <text:list-item>
          <text:p text:style-name="P18">Why are you uniquely qualified for this position? </text:p>
        </text:list-item>
      </text:list>
      <text:p text:style-name="Normal_20__28_Web_29_">Review and comment on at least<text:span text:style-name="Strong_20_Emphasis"> three</text:span> other students’ assignments. </text:p>
      <table:table table:name="Table3" table:style-name="Table3">
        <table:table-column table:style-name="Table3.A"/>
        <table:table-column table:style-name="Table3.B"/>
        <table:table-row table:style-name="Table3.1">
          <table:table-cell table:style-name="Table3.A1" office:value-type="string">
            <text:p text:style-name="P1">Assignment 2 Grading Criteria:</text:p>
          </table:table-cell>
          <table:table-cell table:style-name="Table3.A1" office:value-type="string">
            <text:p text:style-name="P2">Maximum Points</text:p>
          </table:table-cell>
        </table:table-row>
        <text:soft-page-break/>
        <table:table-row table:style-name="Table3.2">
          <table:table-cell table:style-name="Table3.A1" office:value-type="string">
            <text:p text:style-name="P6">Clearly and thoroughly define the roles and responsibilities of the position you are interested in pursuing. </text:p>
          </table:table-cell>
          <table:table-cell table:style-name="Table3.A1" office:value-type="string">
            <text:p text:style-name="P7">25 </text:p>
          </table:table-cell>
        </table:table-row>
        <table:table-row table:style-name="Table3.3">
          <table:table-cell table:style-name="Table3.A1" office:value-type="string">
            <text:p text:style-name="Standard">Clearly and thoroughly discuss your strategy for attaining this position—including a 12-month plan of action. </text:p>
          </table:table-cell>
          <table:table-cell table:style-name="Table3.A1" office:value-type="string">
            <text:p text:style-name="P5">25 </text:p>
          </table:table-cell>
        </table:table-row>
        <table:table-row table:style-name="Table3.4">
          <table:table-cell table:style-name="Table3.A1" office:value-type="string">
            <text:p text:style-name="Standard">Provide the appropriate level of detail and accurate spelling/grammar. </text:p>
          </table:table-cell>
          <table:table-cell table:style-name="Table3.A1" office:value-type="string">
            <text:p text:style-name="P5">10 </text:p>
          </table:table-cell>
        </table:table-row>
        <table:table-row table:style-name="Table3.5">
          <table:table-cell table:style-name="Table3.A1" office:value-type="string">
            <text:p text:style-name="P3">Total:</text:p>
          </table:table-cell>
          <table:table-cell table:style-name="Table3.A1" office:value-type="string">
            <text:p text:style-name="P4">60</text:p>
          </table:table-cell>
        </table:table-row>
      </table:table>
      <text:p text:style-name="Normal_20__28_Web_29_"><text:span text:style-name="Strong_20_Emphasis"><text:span text:style-name="T3">For assistance with any problems you may have when completing this assignment—OR—to offer your assistance to classmates, please use the </text:span></text:span><text:span text:style-name="Strong_20_Emphasis"><text:span text:style-name="T4">Problems and Solutions Discussion</text:span></text:span><text:span text:style-name="Strong_20_Emphasis"><text:span text:style-name="T3"> area located through the left side navigation link. </text:span></text:span></text:p>
      <text:p text:style-name="Standard">Please put some thought into this assignment, as it will help you attain your goals. When I first started working in the industry, it was my goal to become a producer. With that goal in mind, it was very easy to talk to everyone I could about what skills I would need, what research I should do, what games I should play. You will find that if you can really define what you want to do in the industry, it will be a lot easier to make that dream a reality.<text:line-break/><text:line-break/>PLEASE FORMAT THE ASSIGNMENT LIKE THIS:<text:line-break/><text:line-break/>About the position:<text:line-break/>1. Career Areas<text:line-break/>2. Other positions in career area<text:line-break/>3. Responsibilities and Skills<text:line-break/>4. Position within development cycle<text:line-break/>5. Impact of position<text:line-break/>6. Report to and supervise<text:line-break/>7. Career path<text:line-break/>8. Educational Background<text:line-break/>9. Differences caused by company size<text:line-break/><text:line-break/>About yourself:<text:line-break/>10. Education<text:line-break/>11. Skill-building<text:line-break/>12. Demo (if applicable)<text:line-break/>13. Experience (prior to being hired)<text:line-break/>14. Events<text:line-break/>15. Research<text:line-break/>16. Resume<text:line-break/>17. Contacts<text:line-break/>18. Contributions<text:line-break/>19. Networking<text:line-break/>20. Online marketing<text:line-break/>21. Type of Company<text:line-break/>22. Existing or your own company<text:line-break/>23. Unique Qualifications<text:line-break/><text:line-break/>You need to answer all the of the questions for each section that are asked in the assignment description. Remember, that you will benefit the most from the work you put into this assignment, so just don't gloss over the details.<text:line-break/><text:line-break/>I think most of you won't be graduating within the next 12 months, and if this is the case, the 12 month action plan can contain what you plan to do over the next 12 months that will help you get <text:soft-page-break/>closer to obtaining a position in the game industry. So the goal at the end of 12 months might be something like, obtain internship, finish portfolio reel, or find a mentor in the game industry.<text:line-break/><text:line-break/>The demo is another way of saying portfolio of work. If you are an artists, this would include samples of your art work, if a designer - design docs and ideas, and if an engineer - sample code.<text:line-break/><text:line-break/>For the resume section, if you already have a resume on hand you can use that. Otherwise, just briefly list jobs you've had in the past.<text:line-break/><text:line-break/>Contacts - this is anyone you know who might be able to help you with your goal. They don't necessarily have to be in the game industry. You don't have to list specific names and contact info (as you probably want to keep this information private), but you can list them in general terms, such as manager at a local game store.<text:line-break/><text:line-break/>Online marketing refers to any places where you can establish an online presence and start networking with people who might be able to help you with your goals. This might include posting on the International Game Developers Forum (igda.org), or other places where you can meet like-minded people.<text:line-break/><text:line-break/>If anyone has further questions, please 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titlesa" style:family="paragraph" style:parent-style-name="Standard">
      <style:paragraph-properties fo:margin-top="0.1945in" fo:margin-bottom="0.1945in"/>
    </style:style>
    <style:style style:name="Normal_20__28_Web_29_" style:display-name="Normal (Web)" style:family="paragraph" style:parent-style-name="Standard">
      <style:paragraph-properties fo:margin-top="0.1945in" fo:margin-bottom="0.1945in"/>
    </style:style>
    <style:style style:name="instructions" style:family="paragraph" style:parent-style-name="Standard">
      <style:paragraph-properties fo:margin-top="0.1945in" fo:margin-bottom="0.1945in"/>
    </style:style>
    <style:style style:name="credit" style:family="paragraph" style:parent-style-name="Standard">
      <style:paragraph-properties fo:margin-top="0.1945in" fo:margin-bottom="0.1945in"/>
    </style:style>
    <style:style style:name="subtitle" style:family="paragraph" style:parent-style-name="Standard">
      <style:paragraph-properties fo:margin-top="0.1945in" fo:margin-bottom="0.1945in"/>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Emphasis" style:family="text" style:parent-style-name="Default_20_Paragraph_20_Font">
      <style:text-properties fo:font-style="italic" style:font-style-asian="italic" style:font-style-complex="italic"/>
    </style:style>
    <style:style style:name="titlesa1" style:family="text" style:parent-style-name="Default_20_Paragraph_20_Font"/>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text" style:family="text" style:parent-style-name="Default_20_Paragraph_20_Fon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2S</meta:editing-duration>
    <meta:editing-cycles>5</meta:editing-cycles>
    <meta:generator>LibreOffice/3.5$Windows_x86 LibreOffice_project/7122e39-92ed229-498d286-15e43b4-d70da21</meta:generator>
    <dc:date>2012-11-05T17:25:49.70</dc:date>
    <meta:document-statistic meta:table-count="3" meta:image-count="0" meta:object-count="0" meta:page-count="11" meta:paragraph-count="135" meta:word-count="2566" meta:character-count="15522" meta:non-whitespace-character-count="13062"/>
    <meta:user-defined meta:name="Info 1"/>
    <meta:user-defined meta:name="Info 2"/>
    <meta:user-defined meta:name="Info 3"/>
    <meta:user-defined meta:name="Info 4"/>
  </office:meta>
</office:document-meta>
</file>